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0014in" fo:margin-left="0.0014in" table:align="left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89in"/>
    </style:style>
    <style:style style:name="Table1.C" style:family="table-column">
      <style:table-column-properties style:column-width="3.8153in"/>
    </style:style>
    <style:style style:name="Table1.1" style:family="table-row">
      <style:table-row-properties style:min-row-height="1.2271in" fo:keep-together="always"/>
    </style:style>
    <style:style style:name="Table1.A1" style:family="table-cell">
      <style:table-cell-properties fo:padding="0.0382in" fo:border-left="0.05pt fine-dashed #999999" fo:border-right="none" fo:border-top="0.05pt fine-dashed #999999" fo:border-bottom="0.05pt fine-dashed #999999"/>
    </style:style>
    <style:style style:name="Table1.C1" style:family="table-cell">
      <style:table-cell-properties fo:padding="0.0382in" fo:border="0.05pt fine-dashed #999999"/>
    </style:style>
    <style:style style:name="Table1.A2" style:family="table-cell">
      <style:table-cell-properties fo:padding="0.0382in" fo:border-left="0.05pt fine-dashed #999999" fo:border-right="none" fo:border-top="none" fo:border-bottom="0.05pt fine-dashed #999999"/>
    </style:style>
    <style:style style:name="Table1.C2" style:family="table-cell">
      <style:table-cell-properties fo:padding="0.0382in" fo:border-left="0.05pt fine-dashed #999999" fo:border-right="0.05pt fine-dashed #999999" fo:border-top="none" fo:border-bottom="0.05pt fine-dashed #999999"/>
    </style:style>
    <style:style style:name="P1" style:family="paragraph" style:parent-style-name="Table_20_Contents">
      <style:paragraph-properties fo:line-height="150%"/>
      <style:text-properties fo:font-size="15pt" officeooo:rsid="001bafdf" officeooo:paragraph-rsid="001df3ce" style:font-size-asian="15pt" style:font-size-complex="15pt"/>
    </style:style>
    <style:style style:name="P2" style:family="paragraph" style:parent-style-name="Table_20_Contents">
      <style:paragraph-properties fo:line-height="150%"/>
      <style:text-properties fo:font-size="15pt" officeooo:rsid="001bafdf" officeooo:paragraph-rsid="001bafdf" style:font-size-asian="15pt" style:font-size-complex="15pt"/>
    </style:style>
    <style:style style:name="P3" style:family="paragraph" style:parent-style-name="Table_20_Contents">
      <style:paragraph-properties fo:line-height="150%"/>
      <style:text-properties fo:font-size="15pt" officeooo:rsid="001bafdf" officeooo:paragraph-rsid="001fba6b" style:font-size-asian="15pt" style:font-size-complex="15pt"/>
    </style:style>
    <style:style style:name="P4" style:family="paragraph" style:parent-style-name="Table_20_Contents">
      <style:paragraph-properties fo:line-height="150%"/>
      <style:text-properties fo:font-size="15pt" officeooo:rsid="001df3ce" officeooo:paragraph-rsid="001df3ce" style:font-size-asian="15pt" style:font-size-complex="15pt"/>
    </style:style>
    <style:style style:name="P5" style:family="paragraph" style:parent-style-name="Table_20_Contents">
      <style:paragraph-properties fo:line-height="150%"/>
      <style:text-properties fo:font-size="15pt" officeooo:rsid="001fba6b" officeooo:paragraph-rsid="001fba6b" style:font-size-asian="15pt" style:font-size-complex="15pt"/>
    </style:style>
    <style:style style:name="P6" style:family="paragraph" style:parent-style-name="Table_20_Contents">
      <style:paragraph-properties fo:line-height="150%"/>
      <style:text-properties fo:font-size="15pt" officeooo:paragraph-rsid="001fba6b" style:font-size-asian="15pt" style:font-size-complex="15pt"/>
    </style:style>
    <style:style style:name="P7" style:family="paragraph" style:parent-style-name="Table_20_Contents">
      <style:paragraph-properties fo:line-height="150%"/>
      <style:text-properties fo:font-size="15pt" officeooo:rsid="001df3ce" officeooo:paragraph-rsid="00218078" style:font-size-asian="15pt" style:font-size-complex="15pt"/>
    </style:style>
    <style:style style:name="P8" style:family="paragraph" style:parent-style-name="Table_20_Contents">
      <style:paragraph-properties fo:line-height="150%"/>
      <style:text-properties fo:font-size="15pt" officeooo:rsid="001df3ce" officeooo:paragraph-rsid="001df3ce" style:font-size-asian="15pt" style:font-size-complex="15pt"/>
    </style:style>
    <style:style style:name="P9" style:family="paragraph" style:parent-style-name="Table_20_Contents">
      <style:paragraph-properties fo:line-height="150%"/>
      <style:text-properties fo:font-size="15pt" officeooo:rsid="001fba6b" officeooo:paragraph-rsid="001fba6b" style:font-size-asian="15pt" style:font-size-complex="15pt"/>
    </style:style>
    <style:style style:name="T1" style:family="text">
      <style:text-properties officeooo:rsid="001bafdf"/>
    </style:style>
    <style:style style:name="T2" style:family="text">
      <style:text-properties officeooo:rsid="001df3ce"/>
    </style:style>
    <style:style style:name="T3" style:family="text">
      <style:text-properties officeooo:rsid="001fba6b"/>
    </style:style>
    <style:style style:name="T4" style:family="text">
      <style:text-properties officeooo:rsid="0023771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4fcfa"/>
    </style:style>
    <style:style style:name="T8" style:family="text">
      <style:text-properties officeooo:rsid="00251f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.</text:p>
            <text:p text:style-name="P7">(1)</text:p>
            <text:p text:style-name="P1"><text:span text:style-name="T4">Rome recently celebrated 2,700 years since it was founded. </text:span><text:s/><text:span text:style-name="T7">It</text:span> wasn't even the first state-like civilization in the world. <text:s/>There were also Sumer (in Mesopotamia), Harappa (in the Indus valley), Erlitou (in China)... State-like polities have existed for <text:span text:style-name="T7">a few</text:span> thousand years. <text:s/></text:p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3"/>
            <text:p text:style-name="P5">(7)</text:p>
            <text:p text:style-name="P3"><text:span text:style-name="T4">So, </text:span>I am developing a laboratory to simulate long-term social change and <text:span text:style-name="T8">to </text:span>study alternative, future world orders. 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4">(2) </text:p>
            <text:p text:style-name="P4"><text:span text:style-name="T4">Thanks to the</text:span> social sciences and humanities we have a good outline of the story of social development around the world <text:span text:style-name="T4">and </text:span>over time.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/>
            <text:p text:style-name="P5">(8)</text:p>
            <text:p text:style-name="P3">The core of my project is to develop a computer simulation that can support strategic thinking about complex and inter-connected global issues.</text:p>
          </table:table-cell>
        </table:table-row>
        <table:table-row table:style-name="Table1.1">
          <table:table-cell table:style-name="Table1.A2" office:value-type="string">
            <text:p text:style-name="P1"/>
            <text:p text:style-name="P4">(3) </text:p>
            <text:p text:style-name="P1"><text:span text:style-name="T4">At the top level of the global social network is a</text:span> society of `nation-states'. <text:span text:style-name="T4">This world order </text:span>has existed for only a few hundred years; since the early 18th century. <text:span text:style-name="T4">C</text:span>hange in world order is inevitable. <text:span text:style-name="T4">The problem is that it often</text:span> coincides with war.</text:p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6"/>
            <text:p text:style-name="P5">(9)</text:p>
            <text:p text:style-name="P6"><text:span text:style-name="T3">The model design and the software implementation are modular and extensible; intended to be a common basis for</text:span> <text:span text:style-name="T1">experiments with competing theories from the various social science disciplines.</text:span></text:p>
            <text:p text:style-name="P6"/>
          </table:table-cell>
        </table:table-row>
        <text:soft-page-break/>
        <table:table-row table:style-name="Table1.1">
          <table:table-cell table:style-name="Table1.A2" office:value-type="string">
            <text:p text:style-name="P1"/>
            <text:p text:style-name="P4">(4)</text:p>
            <text:p text:style-name="P1">Measur<text:span text:style-name="T2">ed</text:span> by combat deaths, the largest wars go hand-in-hand <text:span text:style-name="T8">both </text:span>with shifts in world order and significant <text:span text:style-name="T4">periods of</text:span> social development. <text:span text:style-name="T4">With </text:span>the advent of the Internet <text:span text:style-name="T4">and rapid global transportation, we are experiencing</text:span> unprecedented and uneven social <text:span text:style-name="T4">development</text:span>.</text:p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/>
            <text:p text:style-name="P5">(10)</text:p>
            <text:p text:style-name="P3">Global-level simulation models like this are not new. <text:span text:style-name="T4">But, p</text:span>revious attempts have fallen short of expectations; not necessarily because the social science was under-developed but because computing power was overly-limiting. The world is really big!</text:p>
          </table:table-cell>
        </table:table-row>
        <table:table-row table:style-name="Table1.1">
          <table:table-cell table:style-name="Table1.A2" office:value-type="string">
            <text:p text:style-name="P7">.</text:p>
            <text:p text:style-name="P7">(5)</text:p>
            <text:p text:style-name="P1"><text:span text:style-name="T4">More concerning is that s</text:span>tatistical analysis of the size and <text:span text:style-name="T4">time between</text:span> wars over the past 500 years indicates that we are long over-due for the next "biggest war ever". In fact, we are so long overdue that we are nearly due again.</text:p>
            <text:p text:style-name="P1"/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/>
            <text:p text:style-name="P5">(11)</text:p>
            <text:p text:style-name="P5"><text:span text:style-name="T4">Now, t</text:span>here has been a `big data' revolution in computer science; <text:span text:style-name="T4">w</text:span>e have better simulation techniques; <text:span text:style-name="T4">and, s</text:span>ocial science <text:span text:style-name="T6">is</text:span> much more advanced. </text:p>
          </table:table-cell>
        </table:table-row>
        <table:table-row table:style-name="Table1.1">
          <table:table-cell table:style-name="Table1.A2" office:value-type="string">
            <text:p text:style-name="P1"/>
            <text:p text:style-name="P4">(6) </text:p>
            <text:p text:style-name="P1"><text:span text:style-name="T4">I want to know if</text:span> it <text:span text:style-name="T4">is</text:span> possible for societies to develop and world order to change without war. What polic<text:span text:style-name="T4">y interventions</text:span> or institutions would make that possible?</text:p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/>
            <text:p text:style-name="P5">(12)</text:p>
            <text:p text:style-name="P3">My simulation laboratory will be a step forward for policy-making and social science research. <text:span text:style-name="T3">It’s time for a new generation of global-scale models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598in" fo:margin-right="0.2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43:41.331681542</meta:creation-date>
    <meta:print-date>2017-03-03T09:58:44.465513761</meta:print-date>
    <dc:date>2017-03-03T10:51:30.430101235</dc:date>
    <meta:editing-duration>PT7M37S</meta:editing-duration>
    <meta:editing-cycles>3</meta:editing-cycles>
    <meta:generator>LibreOffice/5.3.0.3$Linux_X86_64 LibreOffice_project/30m0$Build-3</meta:generator>
    <meta:document-statistic meta:table-count="1" meta:image-count="0" meta:object-count="0" meta:page-count="2" meta:paragraph-count="26" meta:word-count="384" meta:character-count="2366" meta:non-whitespace-character-count="1999"/>
  </office:meta>
</office:document-meta>
</file>